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imalFormat.setMinimumFraction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NegativePrefix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NegativeSuffix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PositiveSuffix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isDecimalSeparatorAlwaysSh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Multipli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getMulti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MaximumInteger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toLocaliz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applyLocalizedPatter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applyPatter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getGrouping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getNegativ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parse( java . lang . String var0 , java . text . ParsePosi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DecimalFormatSymbols( java . text . DecimalFormatSymbol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GroupingSiz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MaximumFraction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PositivePrefix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getPositiv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format( double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getPositiv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format( long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DecimalSeparatorAlwaysShow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setMinimumIntegerDigit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getNegativ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DecimalForma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getDecimalFormatSymb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Decima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DecimalFormat( java . lang . String var0 , java . text . DecimalFormatSymbols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.to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